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RW Bookman" svg:font-family="'URW Bookman'" style:font-pitch="variable"/>
  </office:font-face-decls>
  <office:automatic-styles>
    <style:style style:name="dp1" style:family="drawing-page">
      <style:drawing-page-properties draw:fill="gradient" draw:fill-color="#000000" draw:fill-gradient-name="gradient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1" style:family="paragraph">
      <style:text-properties style:font-name="URW Bookman" fo:font-size="220pt" fo:font-weight="bold" style:font-size-asian="220pt" style:font-size-complex="220pt"/>
    </style:style>
    <style:style style:name="P2" style:family="paragraph">
      <loext:graphic-properties draw:fill="none" draw:fill-color="#ffffff"/>
      <style:text-properties style:font-name="URW Bookman" fo:font-size="220pt" fo:font-weight="bold" style:font-size-asian="220pt" style:font-size-complex="220pt"/>
    </style:style>
    <style:style style:name="T1" style:family="text">
      <style:text-properties fo:font-size="220pt" style:font-size-asian="220pt" style:font-size-complex="2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368cm" svg:height="8.011cm" svg:x="0.928cm" svg:y="6.604cm">
          <draw:text-box>
            <text:p text:style-name="P1"><text:span text:style-name="T1">SFY!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000000" draw:end-color="#9146ff" draw:start-intensity="100%" draw:end-intensity="100%" draw:angle="30deg" draw:border="0%">
      <loext:gradient-stop svg:offset="0" loext:color-type="rgb" loext:color-value="#000000"/>
      <loext:gradient-stop svg:offset="1" loext:color-type="rgb" loext:color-value="#9146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17:36:10.076262569</meta:creation-date>
    <dc:date>2026-04-14T17:44:40.164686400</dc:date>
    <meta:editing-duration>PT8M29S</meta:editing-duration>
    <meta:editing-cycles>3</meta:editing-cycles>
    <meta:generator>LibreOffice/26.2.1.2$Linux_X86_64 LibreOffice_project/8399f6259d8c87f40e7255cdb3c9b958f5e08948</meta:generator>
    <meta:document-statistic meta:object-count="1"/>
  </office:meta>
</office:document-meta>
</file>